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568cm" svg:height="0.788cm" draw:transform="skewX (-0.000698131700797731) rotate (-1.55351756720015) translate (5.37318565553499cm 2.29317955523291cm)" svg:viewBox="0 0 2569 789" svg:d="M118 707c341 30 613 35 1253 38 640 5 921 58 1158 40 137-11-112-706-252-711-140-6-367 48-861 44-493-5-999-44-1355-118-121-15-41 697 57 707z">
          <text:p/>
        </draw:path>
        <draw:path draw:style-name="gr1" draw:text-style-name="P1" draw:layer="layout" svg:width="0.902cm" svg:height="0.661cm" draw:transform="skewX (0.00122173047639598) rotate (-2.1556561591382) translate (5.49979065192701cm 2.313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5.46479065192701cm 4.567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2.568cm" svg:height="0.788cm" draw:transform="skewX (-0.000698131700797735) rotate (-1.55351756720015) translate (5.37318565553499cm 5.9211795552329cm)" svg:viewBox="0 0 2569 789" svg:d="M118 707c341 30 613 35 1253 38 640 5 921 58 1158 40 137-11-112-706-252-711-140-6-367 48-861 44-493-5-999-44-1355-118-121-15-41 697 57 707z">
          <text:p/>
        </draw:path>
        <draw:path draw:style-name="gr1" draw:text-style-name="P1" draw:layer="layout" svg:width="0.902cm" svg:height="0.661cm" draw:transform="skewX (0.00122173047639599) rotate (-2.1556561591382) translate (5.49979065192701cm 5.941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5.46479065192701cm 8.195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29:18.505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